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24-01-0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23-01-23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22-01-19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21-03-29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20-01-06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9-01-10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8-01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7-01-0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6-01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5-01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4-01-08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571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